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type="double" style:text-underline-width="auto" style:text-underline-color="font-color"/>
    </style:style>
    <style:style style:name="P2" style:family="paragraph" style:parent-style-name="Standard">
      <style:text-properties style:text-underline-style="none" fo:font-weight="bold" officeooo:rsid="000fea86" officeooo:paragraph-rsid="000fea86" style:font-weight-asian="bold" style:font-weight-complex="bold"/>
    </style:style>
    <style:style style:name="P3" style:family="paragraph" style:parent-style-name="Standard">
      <style:text-properties style:text-underline-style="none" fo:font-weight="bold" officeooo:rsid="000fea86" officeooo:paragraph-rsid="000ffeba" style:font-weight-asian="bold" style:font-weight-complex="bold"/>
    </style:style>
    <style:style style:name="P4" style:family="paragraph" style:parent-style-name="Standard">
      <style:text-properties style:text-underline-style="none" fo:font-weight="bold" officeooo:rsid="000fea86" officeooo:paragraph-rsid="0010a655" style:font-weight-asian="bold" style:font-weight-complex="bold"/>
    </style:style>
    <style:style style:name="P5" style:family="paragraph" style:parent-style-name="Standard">
      <style:text-properties style:text-underline-style="none" fo:font-weight="bold" officeooo:rsid="000fea86" officeooo:paragraph-rsid="0012ebba" style:font-weight-asian="bold" style:font-weight-complex="bold"/>
    </style:style>
    <style:style style:name="P6" style:family="paragraph" style:parent-style-name="Standard">
      <style:text-properties style:text-underline-style="none" fo:font-weight="bold" officeooo:rsid="00149cf5" officeooo:paragraph-rsid="00149cf5" style:font-weight-asian="bold" style:font-weight-complex="bold"/>
    </style:style>
    <style:style style:name="P7" style:family="paragraph" style:parent-style-name="Standard">
      <style:text-properties style:text-underline-style="none" fo:font-weight="bold" officeooo:rsid="00161eb7" officeooo:paragraph-rsid="00161eb7" style:font-weight-asian="bold" style:font-weight-complex="bold"/>
    </style:style>
    <style:style style:name="P8" style:family="paragraph" style:parent-style-name="Standard">
      <style:text-properties style:text-underline-style="none" fo:font-weight="bold" officeooo:rsid="00190486" officeooo:paragraph-rsid="00190486" style:font-weight-asian="bold" style:font-weight-complex="bold"/>
    </style:style>
    <style:style style:name="P9" style:family="paragraph" style:parent-style-name="Standard">
      <style:text-properties style:text-underline-style="none" fo:font-weight="bold" officeooo:rsid="001994e2" officeooo:paragraph-rsid="001994e2" style:font-weight-asian="bold" style:font-weight-complex="bold"/>
    </style:style>
    <style:style style:name="P10" style:family="paragraph" style:parent-style-name="Standard">
      <style:text-properties style:text-underline-style="none" fo:font-weight="bold" officeooo:rsid="001a5fdb" officeooo:paragraph-rsid="001a5fdb" style:font-weight-asian="bold" style:font-weight-complex="bold"/>
    </style:style>
    <style:style style:name="P11" style:family="paragraph" style:parent-style-name="Standard">
      <style:text-properties style:text-underline-style="none" fo:font-weight="bold" officeooo:rsid="001becb5" officeooo:paragraph-rsid="001becb5" style:font-weight-asian="bold" style:font-weight-complex="bold"/>
    </style:style>
    <style:style style:name="P12" style:family="paragraph" style:parent-style-name="Standard">
      <style:text-properties style:text-underline-style="none" fo:font-weight="bold" officeooo:rsid="001e0377" officeooo:paragraph-rsid="001f80c1" style:font-weight-asian="bold" style:font-weight-complex="bold"/>
    </style:style>
    <style:style style:name="P13" style:family="paragraph" style:parent-style-name="Standard">
      <style:text-properties style:text-underline-style="none" fo:font-weight="bold" officeooo:rsid="001f80c1" officeooo:paragraph-rsid="001f80c1" style:font-weight-asian="bold" style:font-weight-complex="bold"/>
    </style:style>
    <style:style style:name="P14" style:family="paragraph" style:parent-style-name="Standard">
      <style:text-properties style:text-underline-style="none" fo:font-weight="bold" officeooo:rsid="002238c1" officeooo:paragraph-rsid="002238c1" style:font-weight-asian="bold" style:font-weight-complex="bold"/>
    </style:style>
    <style:style style:name="P15" style:family="paragraph" style:parent-style-name="Standard">
      <style:text-properties style:text-underline-style="none" fo:font-weight="bold" officeooo:rsid="00235e21" officeooo:paragraph-rsid="00235e21" style:font-weight-asian="bold" style:font-weight-complex="bold"/>
    </style:style>
    <style:style style:name="P16" style:family="paragraph" style:parent-style-name="Standard">
      <style:text-properties style:text-underline-style="none" fo:font-weight="bold" officeooo:rsid="0024ca1c" officeooo:paragraph-rsid="0024ca1c" style:font-weight-asian="bold" style:font-weight-complex="bold"/>
    </style:style>
    <style:style style:name="P17" style:family="paragraph" style:parent-style-name="Standard">
      <style:text-properties style:text-underline-style="none" fo:font-weight="bold" officeooo:rsid="00255ec4" officeooo:paragraph-rsid="00255ec4" style:font-weight-asian="bold" style:font-weight-complex="bold"/>
    </style:style>
    <style:style style:name="P18" style:family="paragraph" style:parent-style-name="Standard">
      <style:text-properties style:text-underline-style="none" fo:font-weight="bold" officeooo:rsid="002a5acf" officeooo:paragraph-rsid="002a5acf" style:font-weight-asian="bold" style:font-weight-complex="bold"/>
    </style:style>
    <style:style style:name="P19" style:family="paragraph" style:parent-style-name="Standard">
      <style:text-properties style:text-underline-style="none" fo:font-weight="bold" officeooo:rsid="002bf92a" officeooo:paragraph-rsid="002bf92a" style:font-weight-asian="bold" style:font-weight-complex="bold"/>
    </style:style>
    <style:style style:name="P20" style:family="paragraph" style:parent-style-name="Standard">
      <style:text-properties style:text-underline-style="none" fo:font-weight="bold" officeooo:rsid="002e1aa3" officeooo:paragraph-rsid="002e1aa3" style:font-weight-asian="bold" style:font-weight-complex="bold"/>
    </style:style>
    <style:style style:name="P21" style:family="paragraph" style:parent-style-name="Standard">
      <style:text-properties style:text-underline-style="none" fo:font-weight="bold" officeooo:rsid="0030b11d" officeooo:paragraph-rsid="0030b11d" style:font-weight-asian="bold" style:font-weight-complex="bold"/>
    </style:style>
    <style:style style:name="P22" style:family="paragraph" style:parent-style-name="Standard">
      <style:text-properties style:text-underline-style="none" fo:font-weight="bold" officeooo:rsid="0032a9c1" officeooo:paragraph-rsid="0032a9c1" style:font-weight-asian="bold" style:font-weight-complex="bold"/>
    </style:style>
    <style:style style:name="P23" style:family="paragraph" style:parent-style-name="Standard">
      <style:text-properties style:text-underline-style="none" fo:font-weight="bold" officeooo:rsid="0032a9c1" officeooo:paragraph-rsid="00568858" style:font-weight-asian="bold" style:font-weight-complex="bold"/>
    </style:style>
    <style:style style:name="P24" style:family="paragraph" style:parent-style-name="Standard">
      <style:text-properties style:text-underline-style="none" fo:font-weight="bold" officeooo:rsid="00373d9f" officeooo:paragraph-rsid="00373d9f" style:font-weight-asian="bold" style:font-weight-complex="bold"/>
    </style:style>
    <style:style style:name="P25" style:family="paragraph" style:parent-style-name="Standard">
      <style:text-properties style:text-underline-style="none" fo:font-weight="bold" officeooo:rsid="00386bb4" officeooo:paragraph-rsid="00386bb4" style:font-weight-asian="bold" style:font-weight-complex="bold"/>
    </style:style>
    <style:style style:name="P26" style:family="paragraph" style:parent-style-name="Standard">
      <style:text-properties style:text-underline-style="none" fo:font-weight="bold" officeooo:rsid="003a9c6e" officeooo:paragraph-rsid="003a9c6e" style:font-weight-asian="bold" style:font-weight-complex="bold"/>
    </style:style>
    <style:style style:name="P27" style:family="paragraph" style:parent-style-name="Standard">
      <style:text-properties style:text-underline-style="none" fo:font-weight="bold" officeooo:rsid="003b6e7d" officeooo:paragraph-rsid="003b6e7d" style:font-weight-asian="bold" style:font-weight-complex="bold"/>
    </style:style>
    <style:style style:name="P28" style:family="paragraph" style:parent-style-name="Standard">
      <style:text-properties style:text-underline-style="none" fo:font-weight="bold" officeooo:rsid="003d4d1b" officeooo:paragraph-rsid="003d4d1b" style:font-weight-asian="bold" style:font-weight-complex="bold"/>
    </style:style>
    <style:style style:name="P29" style:family="paragraph" style:parent-style-name="Standard">
      <style:text-properties style:text-underline-style="none" fo:font-weight="bold" officeooo:rsid="003db712" officeooo:paragraph-rsid="003db712" style:font-weight-asian="bold" style:font-weight-complex="bold"/>
    </style:style>
    <style:style style:name="P30" style:family="paragraph" style:parent-style-name="Standard">
      <style:text-properties style:text-underline-style="none" fo:font-weight="bold" officeooo:rsid="003ebc15" officeooo:paragraph-rsid="003ebc15" style:font-weight-asian="bold" style:font-weight-complex="bold"/>
    </style:style>
    <style:style style:name="P31" style:family="paragraph" style:parent-style-name="Standard">
      <style:text-properties style:text-underline-style="none" fo:font-weight="bold" officeooo:rsid="00414687" officeooo:paragraph-rsid="00414687" style:font-weight-asian="bold" style:font-weight-complex="bold"/>
    </style:style>
    <style:style style:name="P32" style:family="paragraph" style:parent-style-name="Standard">
      <style:text-properties style:text-underline-style="none" fo:font-weight="bold" officeooo:rsid="0041c542" officeooo:paragraph-rsid="0041c542" style:font-weight-asian="bold" style:font-weight-complex="bold"/>
    </style:style>
    <style:style style:name="P33" style:family="paragraph" style:parent-style-name="Standard">
      <style:text-properties style:text-underline-style="none" fo:font-weight="bold" officeooo:rsid="00437405" officeooo:paragraph-rsid="00437405" style:font-weight-asian="bold" style:font-weight-complex="bold"/>
    </style:style>
    <style:style style:name="P34" style:family="paragraph" style:parent-style-name="Standard">
      <style:text-properties style:text-underline-style="none" fo:font-weight="bold" officeooo:rsid="00438cf7" officeooo:paragraph-rsid="00438cf7" style:font-weight-asian="bold" style:font-weight-complex="bold"/>
    </style:style>
    <style:style style:name="P35" style:family="paragraph" style:parent-style-name="Standard">
      <style:text-properties style:text-underline-style="none" fo:font-weight="bold" officeooo:rsid="00456d99" officeooo:paragraph-rsid="00456d99" style:font-weight-asian="bold" style:font-weight-complex="bold"/>
    </style:style>
    <style:style style:name="P36" style:family="paragraph" style:parent-style-name="Standard">
      <style:text-properties style:text-underline-style="none" fo:font-weight="bold" officeooo:rsid="00471753" officeooo:paragraph-rsid="00471753" style:font-weight-asian="bold" style:font-weight-complex="bold"/>
    </style:style>
    <style:style style:name="P37" style:family="paragraph" style:parent-style-name="Standard">
      <style:text-properties style:text-underline-style="none" fo:font-weight="bold" officeooo:rsid="00497879" officeooo:paragraph-rsid="00497879" style:font-weight-asian="bold" style:font-weight-complex="bold"/>
    </style:style>
    <style:style style:name="P38" style:family="paragraph" style:parent-style-name="Standard">
      <style:text-properties style:text-underline-style="none" fo:font-weight="bold" officeooo:rsid="004aba96" officeooo:paragraph-rsid="004aba96" style:font-weight-asian="bold" style:font-weight-complex="bold"/>
    </style:style>
    <style:style style:name="P39" style:family="paragraph" style:parent-style-name="Standard">
      <style:text-properties style:text-underline-style="none" fo:font-weight="bold" officeooo:rsid="004b26e5" officeooo:paragraph-rsid="004b26e5" style:font-weight-asian="bold" style:font-weight-complex="bold"/>
    </style:style>
    <style:style style:name="P40" style:family="paragraph" style:parent-style-name="Standard">
      <style:text-properties style:text-underline-style="none" fo:font-weight="bold" officeooo:rsid="004cadf0" officeooo:paragraph-rsid="004cadf0" style:font-weight-asian="bold" style:font-weight-complex="bold"/>
    </style:style>
    <style:style style:name="P41" style:family="paragraph" style:parent-style-name="Standard">
      <style:text-properties style:text-underline-style="none" fo:font-weight="bold" officeooo:rsid="004d5b88" officeooo:paragraph-rsid="004d5b88" style:font-weight-asian="bold" style:font-weight-complex="bold"/>
    </style:style>
    <style:style style:name="P42" style:family="paragraph" style:parent-style-name="Standard">
      <style:text-properties style:text-underline-style="none" fo:font-weight="bold" officeooo:rsid="004dc7c8" officeooo:paragraph-rsid="004dc7c8" style:font-weight-asian="bold" style:font-weight-complex="bold"/>
    </style:style>
    <style:style style:name="P43" style:family="paragraph" style:parent-style-name="Standard">
      <style:text-properties style:text-underline-style="none" fo:font-weight="bold" officeooo:rsid="004dc7c8" officeooo:paragraph-rsid="00522fd7" style:font-weight-asian="bold" style:font-weight-complex="bold"/>
    </style:style>
    <style:style style:name="P44" style:family="paragraph" style:parent-style-name="Standard">
      <style:text-properties style:text-underline-style="none" fo:font-weight="bold" officeooo:rsid="004e143d" officeooo:paragraph-rsid="004e143d" style:font-weight-asian="bold" style:font-weight-complex="bold"/>
    </style:style>
    <style:style style:name="P45" style:family="paragraph" style:parent-style-name="Standard">
      <style:text-properties style:text-underline-style="none" fo:font-weight="bold" officeooo:rsid="004e143d" officeooo:paragraph-rsid="00522fd7" style:font-weight-asian="bold" style:font-weight-complex="bold"/>
    </style:style>
    <style:style style:name="P46" style:family="paragraph" style:parent-style-name="Standard">
      <style:text-properties style:text-underline-style="none" fo:font-weight="bold" officeooo:rsid="005114cc" officeooo:paragraph-rsid="005114cc" style:font-weight-asian="bold" style:font-weight-complex="bold"/>
    </style:style>
    <style:style style:name="P47" style:family="paragraph" style:parent-style-name="Standard">
      <style:text-properties style:text-underline-style="none" fo:font-weight="bold" officeooo:rsid="005398ab" officeooo:paragraph-rsid="005398ab" style:font-weight-asian="bold" style:font-weight-complex="bold"/>
    </style:style>
    <style:style style:name="P48" style:family="paragraph" style:parent-style-name="Standard">
      <style:text-properties style:text-underline-style="none" fo:font-weight="bold" officeooo:rsid="00551c4e" officeooo:paragraph-rsid="00551c4e" style:font-weight-asian="bold" style:font-weight-complex="bold"/>
    </style:style>
    <style:style style:name="P49" style:family="paragraph" style:parent-style-name="Standard">
      <style:text-properties style:text-underline-style="none" fo:font-weight="bold" officeooo:rsid="005959d4" officeooo:paragraph-rsid="005959d4" style:font-weight-asian="bold" style:font-weight-complex="bold"/>
    </style:style>
    <style:style style:name="P50" style:family="paragraph" style:parent-style-name="Standard">
      <style:text-properties style:text-underline-style="none" fo:font-weight="bold" officeooo:rsid="00595fe6" officeooo:paragraph-rsid="00595fe6" style:font-weight-asian="bold" style:font-weight-complex="bold"/>
    </style:style>
    <style:style style:name="P51" style:family="paragraph" style:parent-style-name="Standard">
      <style:text-properties style:text-underline-style="none" fo:font-weight="bold" officeooo:rsid="005ebbcb" officeooo:paragraph-rsid="005ebbcb" style:font-weight-asian="bold" style:font-weight-complex="bold"/>
    </style:style>
    <style:style style:name="P52" style:family="paragraph" style:parent-style-name="Standard">
      <style:text-properties style:text-underline-style="none" fo:font-weight="bold" officeooo:rsid="00619af6" officeooo:paragraph-rsid="00619af6" style:font-weight-asian="bold" style:font-weight-complex="bold"/>
    </style:style>
    <style:style style:name="P53" style:family="paragraph" style:parent-style-name="Standard">
      <style:text-properties style:text-underline-style="none" fo:font-weight="bold" officeooo:rsid="00633860" officeooo:paragraph-rsid="00633860" style:font-weight-asian="bold" style:font-weight-complex="bold"/>
    </style:style>
    <style:style style:name="P54" style:family="paragraph" style:parent-style-name="Standard">
      <style:text-properties style:text-underline-style="none" fo:font-weight="bold" officeooo:rsid="00643361" officeooo:paragraph-rsid="00643361" style:font-weight-asian="bold" style:font-weight-complex="bold"/>
    </style:style>
    <style:style style:name="P55" style:family="paragraph" style:parent-style-name="Standard">
      <style:text-properties style:text-underline-style="none" fo:font-weight="normal" officeooo:rsid="00255ec4" officeooo:paragraph-rsid="00255ec4" style:font-weight-asian="normal" style:font-weight-complex="normal"/>
    </style:style>
    <style:style style:name="P56" style:family="paragraph" style:parent-style-name="Standard">
      <style:text-properties style:text-underline-style="none" fo:font-weight="normal" officeooo:rsid="0024ca1c" officeooo:paragraph-rsid="0024ca1c" style:font-weight-asian="normal" style:font-weight-complex="normal"/>
    </style:style>
    <style:style style:name="P57" style:family="paragraph" style:parent-style-name="Standard">
      <style:text-properties style:text-underline-style="none" fo:font-weight="normal" officeooo:rsid="00235e21" officeooo:paragraph-rsid="00235e21" style:font-weight-asian="normal" style:font-weight-complex="normal"/>
    </style:style>
    <style:style style:name="P58" style:family="paragraph" style:parent-style-name="Standard">
      <style:text-properties style:text-underline-style="none" fo:font-weight="normal" officeooo:rsid="002238c1" officeooo:paragraph-rsid="002238c1" style:font-weight-asian="normal" style:font-weight-complex="normal"/>
    </style:style>
    <style:style style:name="P59" style:family="paragraph" style:parent-style-name="Standard">
      <style:text-properties style:text-underline-style="none" fo:font-weight="normal" officeooo:rsid="001f80c1" officeooo:paragraph-rsid="001f80c1" style:font-weight-asian="normal" style:font-weight-complex="normal"/>
    </style:style>
    <style:style style:name="P60" style:family="paragraph" style:parent-style-name="Standard">
      <style:text-properties style:text-underline-style="none" fo:font-weight="normal" officeooo:rsid="001becb5" officeooo:paragraph-rsid="001becb5" style:font-weight-asian="normal" style:font-weight-complex="normal"/>
    </style:style>
    <style:style style:name="P61" style:family="paragraph" style:parent-style-name="Standard">
      <style:text-properties style:text-underline-style="none" fo:font-weight="normal" officeooo:rsid="001a5fdb" officeooo:paragraph-rsid="001a5fdb" style:font-weight-asian="normal" style:font-weight-complex="normal"/>
    </style:style>
    <style:style style:name="P62" style:family="paragraph" style:parent-style-name="Standard">
      <style:text-properties style:text-underline-style="none" fo:font-weight="normal" officeooo:rsid="00190486" officeooo:paragraph-rsid="00190486" style:font-weight-asian="normal" style:font-weight-complex="normal"/>
    </style:style>
    <style:style style:name="P63" style:family="paragraph" style:parent-style-name="Standard">
      <style:text-properties style:text-underline-style="none" fo:font-weight="normal" officeooo:rsid="00161eb7" officeooo:paragraph-rsid="00161eb7" style:font-weight-asian="normal" style:font-weight-complex="normal"/>
    </style:style>
    <style:style style:name="P64" style:family="paragraph" style:parent-style-name="Standard">
      <style:text-properties style:text-underline-style="none" fo:font-weight="normal" officeooo:rsid="00149cf5" officeooo:paragraph-rsid="00149cf5" style:font-weight-asian="normal" style:font-weight-complex="normal"/>
    </style:style>
    <style:style style:name="P65" style:family="paragraph" style:parent-style-name="Standard">
      <style:text-properties style:text-underline-style="none" fo:font-weight="normal" officeooo:rsid="002a5acf" officeooo:paragraph-rsid="002a5acf" style:font-weight-asian="normal" style:font-weight-complex="normal"/>
    </style:style>
    <style:style style:name="P66" style:family="paragraph" style:parent-style-name="Standard">
      <style:text-properties style:text-underline-style="none" fo:font-weight="normal" officeooo:rsid="002bf92a" officeooo:paragraph-rsid="002bf92a" style:font-weight-asian="normal" style:font-weight-complex="normal"/>
    </style:style>
    <style:style style:name="P67" style:family="paragraph" style:parent-style-name="Standard">
      <style:text-properties style:text-underline-style="none" fo:font-weight="normal" officeooo:rsid="002e1aa3" officeooo:paragraph-rsid="002e1aa3" style:font-weight-asian="normal" style:font-weight-complex="normal"/>
    </style:style>
    <style:style style:name="P68" style:family="paragraph" style:parent-style-name="Standard">
      <style:text-properties style:text-underline-style="none" fo:font-weight="normal" officeooo:rsid="0032a9c1" officeooo:paragraph-rsid="0032a9c1" style:font-weight-asian="normal" style:font-weight-complex="normal"/>
    </style:style>
    <style:style style:name="P69" style:family="paragraph" style:parent-style-name="Standard">
      <style:text-properties style:text-underline-style="none" fo:font-weight="normal" officeooo:rsid="0030b11d" officeooo:paragraph-rsid="0030b11d" style:font-weight-asian="normal" style:font-weight-complex="normal"/>
    </style:style>
    <style:style style:name="P70" style:family="paragraph" style:parent-style-name="Standard">
      <style:text-properties style:text-underline-style="none" fo:font-weight="normal" officeooo:rsid="00373d9f" officeooo:paragraph-rsid="00373d9f" style:font-weight-asian="normal" style:font-weight-complex="normal"/>
    </style:style>
    <style:style style:name="P71" style:family="paragraph" style:parent-style-name="Standard">
      <style:text-properties style:text-underline-style="none" fo:font-weight="normal" officeooo:rsid="00386bb4" officeooo:paragraph-rsid="00386bb4" style:font-weight-asian="normal" style:font-weight-complex="normal"/>
    </style:style>
    <style:style style:name="P72" style:family="paragraph" style:parent-style-name="Standard">
      <style:text-properties style:text-underline-style="none" fo:font-weight="normal" officeooo:rsid="003b6e7d" officeooo:paragraph-rsid="003b6e7d" style:font-weight-asian="normal" style:font-weight-complex="normal"/>
    </style:style>
    <style:style style:name="P73" style:family="paragraph" style:parent-style-name="Standard">
      <style:text-properties style:text-underline-style="none" fo:font-weight="normal" officeooo:rsid="003d4d1b" officeooo:paragraph-rsid="003d4d1b" style:font-weight-asian="normal" style:font-weight-complex="normal"/>
    </style:style>
    <style:style style:name="P74" style:family="paragraph" style:parent-style-name="Standard">
      <style:text-properties style:text-underline-style="none" fo:font-weight="normal" officeooo:rsid="003db712" officeooo:paragraph-rsid="003db712" style:font-weight-asian="normal" style:font-weight-complex="normal"/>
    </style:style>
    <style:style style:name="P75" style:family="paragraph" style:parent-style-name="Standard">
      <style:text-properties style:text-underline-style="none" fo:font-weight="normal" officeooo:rsid="003ebc15" officeooo:paragraph-rsid="003ebc15" style:font-weight-asian="normal" style:font-weight-complex="normal"/>
    </style:style>
    <style:style style:name="P76" style:family="paragraph" style:parent-style-name="Standard">
      <style:text-properties style:text-underline-style="none" fo:font-weight="normal" officeooo:rsid="00414687" officeooo:paragraph-rsid="00414687" style:font-weight-asian="normal" style:font-weight-complex="normal"/>
    </style:style>
    <style:style style:name="P77" style:family="paragraph" style:parent-style-name="Standard">
      <style:text-properties style:text-underline-style="none" fo:font-weight="normal" officeooo:rsid="0041c542" officeooo:paragraph-rsid="0041c542" style:font-weight-asian="normal" style:font-weight-complex="normal"/>
    </style:style>
    <style:style style:name="P78" style:family="paragraph" style:parent-style-name="Standard">
      <style:text-properties style:text-underline-style="none" fo:font-weight="normal" officeooo:rsid="00437405" officeooo:paragraph-rsid="00437405" style:font-weight-asian="normal" style:font-weight-complex="normal"/>
    </style:style>
    <style:style style:name="P79" style:family="paragraph" style:parent-style-name="Standard">
      <style:text-properties style:text-underline-style="none" fo:font-weight="normal" officeooo:rsid="00438cf7" officeooo:paragraph-rsid="00438cf7" style:font-weight-asian="normal" style:font-weight-complex="normal"/>
    </style:style>
    <style:style style:name="P80" style:family="paragraph" style:parent-style-name="Standard">
      <style:text-properties style:text-underline-style="none" fo:font-weight="normal" officeooo:rsid="00456d99" officeooo:paragraph-rsid="00456d99" style:font-weight-asian="normal" style:font-weight-complex="normal"/>
    </style:style>
    <style:style style:name="P81" style:family="paragraph" style:parent-style-name="Standard">
      <style:text-properties style:text-underline-style="none" fo:font-weight="normal" officeooo:rsid="00471753" officeooo:paragraph-rsid="00471753" style:font-weight-asian="normal" style:font-weight-complex="normal"/>
    </style:style>
    <style:style style:name="P82" style:family="paragraph" style:parent-style-name="Standard">
      <style:text-properties style:text-underline-style="none" fo:font-weight="normal" officeooo:rsid="004aba96" officeooo:paragraph-rsid="004aba96" style:font-weight-asian="normal" style:font-weight-complex="normal"/>
    </style:style>
    <style:style style:name="P83" style:family="paragraph" style:parent-style-name="Standard">
      <style:text-properties style:text-underline-style="none" fo:font-weight="normal" officeooo:rsid="004b26e5" officeooo:paragraph-rsid="004b26e5" style:font-weight-asian="normal" style:font-weight-complex="normal"/>
    </style:style>
    <style:style style:name="P84" style:family="paragraph" style:parent-style-name="Standard">
      <style:text-properties style:text-underline-style="none" fo:font-weight="normal" officeooo:rsid="004cadf0" officeooo:paragraph-rsid="004cadf0" style:font-weight-asian="normal" style:font-weight-complex="normal"/>
    </style:style>
    <style:style style:name="P85" style:family="paragraph" style:parent-style-name="Standard">
      <style:text-properties style:text-underline-style="none" fo:font-weight="normal" officeooo:rsid="004d5b88" officeooo:paragraph-rsid="004d5b88" style:font-weight-asian="normal" style:font-weight-complex="normal"/>
    </style:style>
    <style:style style:name="P86" style:family="paragraph" style:parent-style-name="Standard">
      <style:text-properties style:text-underline-style="none" fo:font-weight="normal" officeooo:rsid="00568858" officeooo:paragraph-rsid="00568858" style:font-weight-asian="normal" style:font-weight-complex="normal"/>
    </style:style>
    <style:style style:name="T1" style:family="text">
      <style:text-properties officeooo:rsid="000ffeba"/>
    </style:style>
    <style:style style:name="T2" style:family="text">
      <style:text-properties officeooo:rsid="0010a655"/>
    </style:style>
    <style:style style:name="T3" style:family="text">
      <style:text-properties officeooo:rsid="0012ebba"/>
    </style:style>
    <style:style style:name="T4" style:family="text">
      <style:text-properties officeooo:rsid="001c6c19"/>
    </style:style>
    <style:style style:name="T5" style:family="text">
      <style:text-properties officeooo:rsid="001f80c1"/>
    </style:style>
    <style:style style:name="T6" style:family="text">
      <style:text-properties officeooo:rsid="002238c1"/>
    </style:style>
    <style:style style:name="T7" style:family="text">
      <style:text-properties officeooo:rsid="00275e1f"/>
    </style:style>
    <style:style style:name="T8" style:family="text">
      <style:text-properties fo:font-weight="normal" style:font-weight-asian="normal" style:font-weight-complex="normal"/>
    </style:style>
    <style:style style:name="T9" style:family="text">
      <style:text-properties fo:font-weight="normal" officeooo:rsid="00275e1f" style:font-weight-asian="normal" style:font-weight-complex="normal"/>
    </style:style>
    <style:style style:name="T10" style:family="text">
      <style:text-properties fo:font-weight="normal" officeooo:rsid="0012ebba" style:font-weight-asian="normal" style:font-weight-complex="normal"/>
    </style:style>
    <style:style style:name="T11" style:family="text">
      <style:text-properties fo:font-weight="normal" officeooo:rsid="0010a655" style:font-weight-asian="normal" style:font-weight-complex="normal"/>
    </style:style>
    <style:style style:name="T12" style:family="text">
      <style:text-properties fo:font-weight="normal" officeooo:rsid="000ffeba" style:font-weight-asian="normal" style:font-weight-complex="normal"/>
    </style:style>
    <style:style style:name="T13" style:family="text">
      <style:text-properties officeooo:rsid="003934a2"/>
    </style:style>
    <style:style style:name="T14" style:family="text">
      <style:text-properties officeooo:rsid="00522fd7"/>
    </style:style>
    <style:style style:name="T15" style:family="text">
      <style:text-properties officeooo:rsid="00568858"/>
    </style:style>
    <style:style style:name="T16" style:family="text">
      <style:text-properties officeooo:rsid="00581fb5"/>
    </style:style>
    <style:style style:name="T17" style:family="text">
      <style:text-properties officeooo:rsid="006615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Java Questions</text:p>
      <text:p text:style-name="P2"/>
      <text:p text:style-name="P3"><text:span text:style-name="Source_20_Text"><text:span text:style-name="T1">1. public class Test { } <text:s text:c="23"/></text:span></text:span></text:p>
      <text:p text:style-name="P3"><text:span text:style-name="Source_20_Text"><text:span text:style-name="T1"><text:s/></text:span></text:span></text:p>
      <text:p text:style-name="P3"><text:span text:style-name="Source_20_Text"><text:span text:style-name="T1">What is the prototype of the default constructor?</text:span></text:span></text:p>
      <text:p text:style-name="P3"><text:span text:style-name="Source_20_Text"><text:span text:style-name="T1"><text:s/></text:span></text:span></text:p>
      <text:p text:style-name="P3"><text:span text:style-name="Source_20_Text"><text:span text:style-name="T1"><text:s text:c="4"/></text:span></text:span><text:span text:style-name="Source_20_Text"><text:span text:style-name="T12">A. Test( ) <text:s text:c="2"/></text:span></text:span></text:p>
      <text:p text:style-name="P3"><text:span text:style-name="Source_20_Text"><text:span text:style-name="T12"><text:s text:c="4"/>B. Test(void) <text:s text:c="2"/></text:span></text:span></text:p>
      <text:p text:style-name="P3"><text:span text:style-name="Source_20_Text"><text:span text:style-name="T12"><text:s text:c="4"/>C. public Test( ) <text:s text:c="2"/></text:span></text:span></text:p>
      <text:p text:style-name="P3"><text:span text:style-name="Source_20_Text"><text:span text:style-name="T12"><text:s text:c="4"/>D. public Test(void) <text:s text:c="2"/></text:span></text:span></text:p>
      <text:p text:style-name="P3"><text:span text:style-name="Source_20_Text"><text:span text:style-name="T1"><text:s/></text:span></text:span></text:p>
      <text:p text:style-name="P3"><text:span text:style-name="Source_20_Text"><text:span text:style-name="T1">ANS:{C} <text:s/></text:span></text:span></text:p>
      <text:p text:style-name="P3"/>
      <text:p text:style-name="P4"><text:span text:style-name="Source_20_Text"><text:span text:style-name="T2">2. </text:span></text:span></text:p>
      <text:p text:style-name="P4"><text:span text:style-name="Source_20_Text"><text:span text:style-name="T2">public class MyOuter </text:span></text:span></text:p>
      <text:p text:style-name="P4"><text:span text:style-name="Source_20_Text"><text:span text:style-name="T2">{</text:span></text:span></text:p>
      <text:p text:style-name="P4"><text:span text:style-name="Source_20_Text"><text:span text:style-name="T2"><text:s text:c="4"/>public static class MyInner </text:span></text:span></text:p>
      <text:p text:style-name="P4"><text:span text:style-name="Source_20_Text"><text:span text:style-name="T2"><text:s text:c="4"/>{</text:span></text:span></text:p>
      <text:p text:style-name="P4"><text:span text:style-name="Source_20_Text"><text:span text:style-name="T2"><text:s text:c="8"/>public static void foo() { }</text:span></text:span></text:p>
      <text:p text:style-name="P4"><text:span text:style-name="Source_20_Text"><text:span text:style-name="T2"><text:s text:c="4"/>}</text:span></text:span></text:p>
      <text:p text:style-name="P4"><text:span text:style-name="Source_20_Text"><text:span text:style-name="T2">}</text:span></text:span></text:p>
      <text:p text:style-name="P4"><text:span text:style-name="Source_20_Text"><text:span text:style-name="T2"><text:s/></text:span></text:span></text:p>
      <text:p text:style-name="P4"><text:span text:style-name="Source_20_Text"><text:span text:style-name="T2">which statement, if placed in a class other than MyOuter or MyInner, instantiates an instance of the nested class?</text:span></text:span></text:p>
      <text:p text:style-name="P4"><text:span text:style-name="Source_20_Text"><text:span text:style-name="T2"><text:s/></text:span></text:span></text:p>
      <text:p text:style-name="P4"><text:span text:style-name="Source_20_Text"><text:span text:style-name="T11">A. MyOuter.MyInner m = new MyOuter.MyInner(); <text:s text:c="2"/></text:span></text:span></text:p>
      <text:p text:style-name="P4"><text:span text:style-name="Source_20_Text"><text:span text:style-name="T11">B. MyOuter.MyInner mi = new MyInner(); <text:s text:c="2"/></text:span></text:span></text:p>
      <text:p text:style-name="P4"><text:span text:style-name="Source_20_Text"><text:span text:style-name="T11">C. MyOuter m = new MyOuter();</text:span></text:span></text:p>
      <text:p text:style-name="P4"><text:span text:style-name="Source_20_Text"><text:span text:style-name="T11">D. MyOuter.MyInner mi = m.new MyOuter.MyInner();</text:span></text:span></text:p>
      <text:p text:style-name="P4"><text:span text:style-name="Source_20_Text"><text:span text:style-name="T2"><text:s/></text:span></text:span></text:p>
      <text:p text:style-name="P4"><text:span text:style-name="Source_20_Text"><text:span text:style-name="T2">ANS:{A}</text:span></text:span></text:p>
      <text:p text:style-name="P4"/>
      <text:p text:style-name="P5"><text:span text:style-name="Source_20_Text"><text:span text:style-name="T3">3. What will be the output of the program? </text:span></text:span></text:p>
      <text:p text:style-name="P5"><text:span text:style-name="Source_20_Text"><text:span text:style-name="T3"><text:s/></text:span></text:span></text:p>
      <text:p text:style-name="P5"><text:span text:style-name="Source_20_Text"><text:span text:style-name="T3"><text:s text:c="8"/>String a = "ABCD"; </text:span></text:span></text:p>
      <text:p text:style-name="P5"><text:span text:style-name="Source_20_Text"><text:span text:style-name="T3"><text:s text:c="8"/>String b = a.toLowerCase(); </text:span></text:span></text:p>
      <text:p text:style-name="P5"><text:span text:style-name="Source_20_Text"><text:span text:style-name="T3"><text:s text:c="8"/>b.replace('a','d'); </text:span></text:span></text:p>
      <text:p text:style-name="P5"><text:span text:style-name="Source_20_Text"><text:span text:style-name="T3"><text:s text:c="8"/>b.replace('b','c'); </text:span></text:span></text:p>
      <text:p text:style-name="P5"><text:span text:style-name="Source_20_Text"><text:span text:style-name="T3"><text:s text:c="8"/>System.out.println(b);</text:span></text:span></text:p>
      <text:p text:style-name="P5"><text:span text:style-name="Source_20_Text"><text:span text:style-name="T3"><text:s/></text:span></text:span></text:p>
      <text:p text:style-name="P5"><text:span text:style-name="Source_20_Text"><text:span text:style-name="T10">A. abcd <text:s text:c="2"/></text:span></text:span></text:p>
      <text:p text:style-name="P5"><text:span text:style-name="Source_20_Text"><text:span text:style-name="T10">B. ABCD <text:s text:c="2"/></text:span></text:span></text:p>
      <text:p text:style-name="P5"><text:span text:style-name="Source_20_Text"><text:span text:style-name="T10">C. dccd <text:s text:c="2"/></text:span></text:span></text:p>
      <text:p text:style-name="P5"><text:span text:style-name="Source_20_Text"><text:span text:style-name="T10">D. dcba <text:s text:c="2"/></text:span></text:span></text:p>
      <text:p text:style-name="P5"><text:span text:style-name="Source_20_Text"><text:span text:style-name="T3">ANS:{A}</text:span></text:span></text:p>
      <text:p text:style-name="P5"/>
      <text:p text:style-name="P6">4. What will be the output of the program? </text:p>
      <text:p text:style-name="P6"><text:s/></text:p>
      <text:p text:style-name="P6"><text:s text:c="8"/>class PassS </text:p>
      <text:p text:style-name="P6"><text:s text:c="8"/>{</text:p>
      <text:p text:style-name="P6"><text:s text:c="12"/>public static void main(String [] args) </text:p>
      <text:p text:style-name="P6"><text:s text:c="12"/>{</text:p>
      <text:p text:style-name="P6"><text:soft-page-break/><text:s text:c="16"/>PassS p = new PassS();</text:p>
      <text:p text:style-name="P6"><text:s text:c="16"/>p.start();</text:p>
      <text:p text:style-name="P6"><text:s text:c="12"/>}</text:p>
      <text:p text:style-name="P6"><text:s text:c="9"/></text:p>
      <text:p text:style-name="P6"><text:s text:c="12"/>void start() </text:p>
      <text:p text:style-name="P6"><text:s text:c="12"/>{</text:p>
      <text:p text:style-name="P6"><text:s text:c="16"/>String s1 = "slip";</text:p>
      <text:p text:style-name="P6"><text:s text:c="16"/>String s2 = fix(s1);</text:p>
      <text:p text:style-name="P6"><text:s text:c="16"/>System.out.println(s1 + " " + s2);</text:p>
      <text:p text:style-name="P6"><text:s text:c="12"/>}</text:p>
      <text:p text:style-name="P6"><text:s text:c="9"/></text:p>
      <text:p text:style-name="P6"><text:s text:c="12"/>String fix(String s1) </text:p>
      <text:p text:style-name="P6"><text:s text:c="12"/>{</text:p>
      <text:p text:style-name="P6"><text:s text:c="16"/>s1 = s1 + "stream";</text:p>
      <text:p text:style-name="P6"><text:s text:c="16"/>System.out.print(s1 + " ");</text:p>
      <text:p text:style-name="P6"><text:s text:c="16"/>return "stream";</text:p>
      <text:p text:style-name="P6"><text:s text:c="12"/>}</text:p>
      <text:p text:style-name="P6"><text:s text:c="8"/>}</text:p>
      <text:p text:style-name="P6"><text:s/></text:p>
      <text:p text:style-name="P64">A. slip stream <text:s text:c="2"/></text:p>
      <text:p text:style-name="P64">B. slipstream stream <text:s text:c="2"/></text:p>
      <text:p text:style-name="P64">C. stream slip stream <text:s text:c="2"/></text:p>
      <text:p text:style-name="P64">D. slipstream slip stream <text:s text:c="2"/></text:p>
      <text:p text:style-name="P6">ANS:{D}</text:p>
      <text:p text:style-name="P6"/>
      <text:p text:style-name="P7">5. Which statement is true?</text:p>
      <text:p text:style-name="P7"><text:s/></text:p>
      <text:p text:style-name="P7"><text:s text:c="2"/><text:span text:style-name="T8"><text:s text:c="2"/>A. catch(X x) can catch subclasses of X where X is a subclass of Exception. <text:s text:c="2"/></text:span></text:p>
      <text:p text:style-name="P63"><text:s text:c="4"/>B. The Error class is a sub class of <text:s/>RuntimeException. <text:s text:c="2"/></text:p>
      <text:p text:style-name="P63"><text:s text:c="4"/>C. Runtime errors are handled by the developer <text:s text:c="2"/></text:p>
      <text:p text:style-name="P7"><text:s/></text:p>
      <text:p text:style-name="P7"><text:s text:c="4"/>ANS:{A} </text:p>
      <text:p text:style-name="P7"/>
      <text:p text:style-name="P8">6. What will be the output of the program? </text:p>
      <text:p text:style-name="P8"><text:s/></text:p>
      <text:p text:style-name="P8"><text:s text:c="8"/>TreeSet map = new TreeSet();</text:p>
      <text:p text:style-name="P8"><text:s text:c="8"/>map.add("one");</text:p>
      <text:p text:style-name="P8"><text:s text:c="8"/>map.add("two");</text:p>
      <text:p text:style-name="P8"><text:s text:c="8"/>map.add("three");</text:p>
      <text:p text:style-name="P8"><text:s text:c="8"/>map.add("four");</text:p>
      <text:p text:style-name="P8"><text:s text:c="8"/>map.add("one");</text:p>
      <text:p text:style-name="P8"><text:s text:c="8"/>Iterator it = map.iterator();</text:p>
      <text:p text:style-name="P8"><text:s text:c="8"/>while (it.hasNext() ) </text:p>
      <text:p text:style-name="P8"><text:s text:c="8"/>{</text:p>
      <text:p text:style-name="P8"><text:s text:c="12"/>System.out.print( it.next() + " " );</text:p>
      <text:p text:style-name="P8"><text:s text:c="8"/>}</text:p>
      <text:p text:style-name="P8"><text:s/></text:p>
      <text:p text:style-name="P8"><text:s/></text:p>
      <text:p text:style-name="P62">A. one two three four <text:s text:c="2"/></text:p>
      <text:p text:style-name="P62">B. four three two one <text:s text:c="2"/></text:p>
      <text:p text:style-name="P62">C. four one three two <text:s text:c="2"/></text:p>
      <text:p text:style-name="P62">D. one two three four one <text:s text:c="2"/></text:p>
      <text:p text:style-name="P8"><text:soft-page-break/>ANS:{C}</text:p>
      <text:p text:style-name="P8"/>
      <text:p text:style-name="P21">7. Which of the following will compile without error?</text:p>
      <text:p text:style-name="P69">A) char c = 'a';</text:p>
      <text:p text:style-name="P69">B) double d = 45.6;</text:p>
      <text:p text:style-name="P69">C) int i = d;</text:p>
      <text:p text:style-name="P69">D) int k = 8;</text:p>
      <text:p text:style-name="P69"/>
      <text:p text:style-name="P47">Ans. B</text:p>
      <text:p text:style-name="P69"/>
      <text:p text:style-name="P23">8. <text:span text:style-name="T15">Which of these interface is not a part of Java’s collection framework?</text:span></text:p>
      <text:p text:style-name="P86">a) List</text:p>
      <text:p text:style-name="P86">b) Set</text:p>
      <text:p text:style-name="P86">c) SortedMap</text:p>
      <text:p text:style-name="P86">d) SortedList</text:p>
      <text:p text:style-name="P68"/>
      <text:p text:style-name="P48">Ans. <text:span text:style-name="T16">D</text:span></text:p>
      <text:p text:style-name="P68"/>
      <text:p text:style-name="P24">9.How can you serialize an object?</text:p>
      <text:p text:style-name="P70"><text:s/>(a) You have to make the class of the object implement the interface Serializable.</text:p>
      <text:p text:style-name="P70"><text:s/>(b) You must call the method serializeObject() (which is inherited from class Object) on</text:p>
      <text:p text:style-name="P70">the object.</text:p>
      <text:p text:style-name="P70"><text:s/>(c) You should call the static method serialize(Object obj) from class Serializer, with</text:p>
      <text:p text:style-name="P70">as argument the object to be serialized.</text:p>
      <text:p text:style-name="P70">(d) You don’t have to do anything, because all objects are serializable by default.</text:p>
      <text:p text:style-name="P70"/>
      <text:p text:style-name="P49">Ans. A</text:p>
      <text:p text:style-name="P70"/>
      <text:p text:style-name="P25"><text:span text:style-name="T13">10. </text:span>Given the following piece of code:</text:p>
      <text:p text:style-name="P25">public class Test {</text:p>
      <text:p text:style-name="P25">public static void main(String args[]) {</text:p>
      <text:p text:style-name="P25">int i = 0, j = 5 ;</text:p>
      <text:p text:style-name="P25">for( ; (i &lt; 3) &amp;&amp; (j++ &lt; 10) ; i++ ) {</text:p>
      <text:p text:style-name="P25">System.out.print(" " + i + " " + j );</text:p>
      <text:p text:style-name="P25">}</text:p>
      <text:p text:style-name="P25">System.out.print(" " + i + " " + j );</text:p>
      <text:p text:style-name="P25">}</text:p>
      <text:p text:style-name="P25">}</text:p>
      <text:p text:style-name="P25">what will be the result?</text:p>
      <text:p text:style-name="P71"/>
      <text:p text:style-name="P71"><text:s/>(a) 0 6 1 7 2 8 3 8</text:p>
      <text:p text:style-name="P71"><text:s/>(b) 0 6 1 7 2 8 3 9</text:p>
      <text:p text:style-name="P71"><text:s/>(c) 0 5 1 5 2 5 3 5</text:p>
      <text:p text:style-name="P71">(d) compilation fails</text:p>
      <text:p text:style-name="P22"/>
      <text:p text:style-name="P50">Ans. A</text:p>
      <text:p text:style-name="P8"/>
      <text:p text:style-name="P9">Database Questions </text:p>
      <text:p text:style-name="P9"/>
      <text:p text:style-name="P10">1.Which statement is static and synchronized in JDBC API?</text:p>
      <text:p text:style-name="P10"><text:s/></text:p>
      <text:p text:style-name="P10"><text:s text:c="5"/><text:span text:style-name="T8"><text:s text:c="3"/>A. executeQuery() </text:span></text:p>
      <text:p text:style-name="P61"><text:soft-page-break/><text:s text:c="8"/>B. executeUpdate() </text:p>
      <text:p text:style-name="P61"><text:s text:c="8"/>C. getConnection() </text:p>
      <text:p text:style-name="P61"><text:s text:c="8"/>D. prepareCall() </text:p>
      <text:p text:style-name="P10"><text:s text:c="8"/>ANS:{C}</text:p>
      <text:p text:style-name="P10"/>
      <text:p text:style-name="P11"><text:span text:style-name="T4">2</text:span>:</text:p>
      <text:p text:style-name="P11">How can you retrieve information from a ResultSet?</text:p>
      <text:p text:style-name="P60">(a) By invoking the method get(..., String type) on the</text:p>
      <text:p text:style-name="P60">ResultSet, where type is the</text:p>
      <text:p text:style-name="P60">database type</text:p>
      <text:p text:style-name="P60">(b) By invoking the method get(..., Type type) on the</text:p>
      <text:p text:style-name="P60">ResultSet, where Type is an object which represents a database</text:p>
      <text:p text:style-name="P60">type</text:p>
      <text:p text:style-name="P60">(c) By invoking the method getValue(...), and cast the result</text:p>
      <text:p text:style-name="P60">to the desired Java type.</text:p>
      <text:p text:style-name="P60">(d) By invoking the special getter methods on the ResultSet:</text:p>
      <text:p text:style-name="P60">getString(...),</text:p>
      <text:p text:style-name="P60">getBoolean (...), getClob(...) ,...</text:p>
      <text:p text:style-name="P11">Answer :D</text:p>
      <text:p text:style-name="P11"/>
      <text:p text:style-name="P12">3.<text:span text:style-name="T5"> Which of the following comes under DML</text:span></text:p>
      <text:p text:style-name="P13"></text:p>
      <text:p text:style-name="P13"><text:s text:c="2"/><text:span text:style-name="T8"><text:s text:c="2"/></text:span><text:span text:style-name="T9">a) </text:span><text:span text:style-name="T8">Drop</text:span></text:p>
      <text:p text:style-name="P59"><text:s text:c="4"/><text:span text:style-name="T7">b) </text:span>Alter</text:p>
      <text:p text:style-name="P59"><text:s text:c="4"/><text:span text:style-name="T7">c) </text:span>Insert</text:p>
      <text:p text:style-name="P59"><text:s text:c="4"/><text:span text:style-name="T7">d) </text:span>Create</text:p>
      <text:p text:style-name="P51"/>
      <text:p text:style-name="P51">Ans. C</text:p>
      <text:p text:style-name="P13"/>
      <text:p text:style-name="P15"><text:span text:style-name="T17">4</text:span>) To remove duplicate rows from the result set of a SELECT use the following keyword:</text:p>
      <text:p text:style-name="P57">a) NO DUPLICATE</text:p>
      <text:p text:style-name="P57">b) UNIQUE</text:p>
      <text:p text:style-name="P57">c) DISTINCT</text:p>
      <text:p text:style-name="P57">d) None of the above</text:p>
      <text:p text:style-name="P57"/>
      <text:p text:style-name="P52">Ans. C</text:p>
      <text:p text:style-name="P15"/>
      <text:p text:style-name="P16"><text:span text:style-name="T17">5</text:span>) A NULL value is treated as a blank or 0.</text:p>
      <text:p text:style-name="P56">a) True</text:p>
      <text:p text:style-name="P56">b) Fasle</text:p>
      <text:p text:style-name="P56">c) None of the above</text:p>
      <text:p text:style-name="P56"/>
      <text:p text:style-name="P53">Ans. B</text:p>
      <text:p text:style-name="P16"/>
      <text:p text:style-name="P17"><text:span text:style-name="T17">6</text:span>) Which of the following is not a valid aggregate function?</text:p>
      <text:p text:style-name="P55">a) COUNT</text:p>
      <text:p text:style-name="P55">b) MIN</text:p>
      <text:p text:style-name="P55">c) MAX</text:p>
      <text:p text:style-name="P55">d) COMPUTE</text:p>
      <text:p text:style-name="P55"/>
      <text:p text:style-name="P54">Ans. D</text:p>
      <text:p text:style-name="P55"/>
      <text:p text:style-name="P18"><text:soft-page-break/><text:span text:style-name="T17">7</text:span>.) Which of the following statements contains an error?</text:p>
      <text:p text:style-name="P65">A) SELECT * FROM emp WHERE empid = 493945;</text:p>
      <text:p text:style-name="P65">B) SELECT empid FROM emp WHERE empid= 493945;</text:p>
      <text:p text:style-name="P65">C) SELECT empid FROM emp;</text:p>
      <text:p text:style-name="P65">D) SELECT empid WHERE empid = 56949 AND lastname = ‘SMITH’;</text:p>
      <text:p text:style-name="P65"/>
      <text:p text:style-name="P65">Answer: Option D</text:p>
      <text:p text:style-name="P65"/>
      <text:p text:style-name="P19"><text:span text:style-name="T17">8</text:span>.) The command to remove rows from a table 'CUSTOMER' is:</text:p>
      <text:p text:style-name="P66">A.) REMOVE FROM CUSTOMER...</text:p>
      <text:p text:style-name="P66">B.) DROP FROM CUSTOMER...</text:p>
      <text:p text:style-name="P66">C.) DELETE FROM CUSTOMER WHERE...</text:p>
      <text:p text:style-name="P66">D.) UPDATE FROM CUSTOMER...</text:p>
      <text:p text:style-name="P66"/>
      <text:p text:style-name="P66">Answer: Option C</text:p>
      <text:p text:style-name="P66"/>
      <text:p text:style-name="P20"><text:span text:style-name="T17">9</text:span>.) The primary key is selected from the:</text:p>
      <text:p text:style-name="P67">A.) composite keys.</text:p>
      <text:p text:style-name="P67">B.) determinants.</text:p>
      <text:p text:style-name="P67">C.) candidate keys.</text:p>
      <text:p text:style-name="P67">D.) foreign keys.</text:p>
      <text:p text:style-name="P67"/>
      <text:p text:style-name="P67">Answer: Option C</text:p>
      <text:p text:style-name="P67"/>
      <text:p text:style-name="P26">Data structures </text:p>
      <text:p text:style-name="P26"/>
      <text:p text:style-name="P27">1. In worst case Quick Sort has order</text:p>
      <text:p text:style-name="P72">(A) O (n log n)</text:p>
      <text:p text:style-name="P72">(C) O (log n)</text:p>
      <text:p text:style-name="P72">(B) O (n^2 /2)</text:p>
      <text:p text:style-name="P72">(D) O (n^2 /4)</text:p>
      <text:p text:style-name="P72"/>
      <text:p text:style-name="P27">Ans:B</text:p>
      <text:p text:style-name="P27"/>
      <text:p text:style-name="P28">2. A queue is a,</text:p>
      <text:p text:style-name="P73">(A) FIFO (First In First Out) list.</text:p>
      <text:p text:style-name="P73">(C) Ordered array.</text:p>
      <text:p text:style-name="P73">(B) LIFO (Last In First Out) list.</text:p>
      <text:p text:style-name="P73">(D) Linear tree.</text:p>
      <text:p text:style-name="P28">Ans. (A)</text:p>
      <text:p text:style-name="P28"/>
      <text:p text:style-name="P29">3. Let A be an adjacency matrix of a graph G. The ij th entry in the matrix A K , gives</text:p>
      <text:p text:style-name="P74">(A) The number of paths of length K from vertex Vi to vertex Vj.</text:p>
      <text:p text:style-name="P74">(B) Shortest path of K edges from vertex Vi to vertex Vj.</text:p>
      <text:p text:style-name="P74">(C) Length of a Eulerian path from vertex Vi to vertex Vj.</text:p>
      <text:p text:style-name="P74">(D) Length of a Hamiltonian cycle from vertex Vi to vertex Vj.</text:p>
      <text:p text:style-name="P29">Ans:B</text:p>
      <text:p text:style-name="P29"/>
      <text:p text:style-name="P30">4. The postfix form of A*B+C/D is</text:p>
      <text:p text:style-name="P75">(A) *AB/CD+</text:p>
      <text:p text:style-name="P75">(C) A*BC+/D</text:p>
      <text:p text:style-name="P75">(B) AB*CD/+</text:p>
      <text:p text:style-name="P75"><text:soft-page-break/>(D) ABCD+/*</text:p>
      <text:p text:style-name="P30">Ans:B</text:p>
      <text:p text:style-name="P30"/>
      <text:p text:style-name="P31">5. What data structure would you mostly likely see in a nonrecursive implementation of a</text:p>
      <text:p text:style-name="P31">recursive algorithm?</text:p>
      <text:p text:style-name="P76">(A) Stack</text:p>
      <text:p text:style-name="P76">(B) Linked list</text:p>
      <text:p text:style-name="P76">(C) Queue</text:p>
      <text:p text:style-name="P76">(D) Trees</text:p>
      <text:p text:style-name="P31">Ans:A</text:p>
      <text:p text:style-name="P31"/>
      <text:p text:style-name="P32">6 Which of the following sorting methods would be most suitable for sorting a list which is</text:p>
      <text:p text:style-name="P32">almost sorted</text:p>
      <text:p text:style-name="P77">(A) Bubble Sort</text:p>
      <text:p text:style-name="P77">(B) Insertion Sort</text:p>
      <text:p text:style-name="P77">(C) Selection Sort</text:p>
      <text:p text:style-name="P77">(D) Quick Sort</text:p>
      <text:p text:style-name="P32">Ans:A</text:p>
      <text:p text:style-name="P32"/>
      <text:p text:style-name="P33">7. The goal of hashing is to produce a search that takes</text:p>
      <text:p text:style-name="P78">(A) O(1) time</text:p>
      <text:p text:style-name="P78">(B) O(n 2 ) time</text:p>
      <text:p text:style-name="P78">(C) O(log n ) time</text:p>
      <text:p text:style-name="P78">(D) O(n log n ) time</text:p>
      <text:p text:style-name="P33">Ans:A</text:p>
      <text:p text:style-name="P33"/>
      <text:p text:style-name="P34">8. The quick sort algorithm exploit _________ design technique</text:p>
      <text:p text:style-name="P79">(A) Greedy</text:p>
      <text:p text:style-name="P79">(B) Dynamic programming</text:p>
      <text:p text:style-name="P79">(C) Divide and Conquer</text:p>
      <text:p text:style-name="P79">(D) Backtracking</text:p>
      <text:p text:style-name="P34">Ans: C</text:p>
      <text:p text:style-name="P34"/>
      <text:p text:style-name="P35">9. One can convert a binary tree into its mirror image by traversing it in</text:p>
      <text:p text:style-name="P80">(A) inorder</text:p>
      <text:p text:style-name="P80">(B) preorder</text:p>
      <text:p text:style-name="P80">(C) postorder</text:p>
      <text:p text:style-name="P80">(D) any order</text:p>
      <text:p text:style-name="P35">Ans:C</text:p>
      <text:p text:style-name="P35"/>
      <text:p text:style-name="P36">10. In a linked list with n nodes, the time taken to insert an element after an element pointed by some pointer is</text:p>
      <text:p text:style-name="P81">(A) 0 (1)</text:p>
      <text:p text:style-name="P81">(B) 0 (log n)</text:p>
      <text:p text:style-name="P81">(C) 0 (n)</text:p>
      <text:p text:style-name="P81">(D) 0 (n 1og n)</text:p>
      <text:p text:style-name="P36">Ans:A</text:p>
      <text:p text:style-name="P36"/>
      <text:p text:style-name="P36">11. The data structure required to evaluate a postfix expression is</text:p>
      <text:p text:style-name="P81">(A) queue</text:p>
      <text:p text:style-name="P81">(B) stack</text:p>
      <text:p text:style-name="P81">(C) array</text:p>
      <text:p text:style-name="P81">(D) linked-list</text:p>
      <text:p text:style-name="P36"><text:soft-page-break/>Ans:B</text:p>
      <text:p text:style-name="P36"/>
      <text:p text:style-name="P37">Aptitute </text:p>
      <text:p text:style-name="P37"/>
      <text:p text:style-name="P38">1. A boat travels 20 kms upstream in 6 hrs and 18 kms downstream in 4 hrs. Speed of current of the water?</text:p>
      <text:p text:style-name="P82">(a) 1/2 kmph </text:p>
      <text:p text:style-name="P82">(b) 7/12 kmph</text:p>
      <text:p text:style-name="P82">(c) 5 kmph </text:p>
      <text:p text:style-name="P82">(d) none of these</text:p>
      <text:p text:style-name="P38">Ans. (b)</text:p>
      <text:p text:style-name="P38"/>
      <text:p text:style-name="P39">2. A Pipe can fill in 20 minutes and Pipe B in 30 mins and Pipe C can empty the same in 40 mins.If all of them work together, find the time taken to fill the tank</text:p>
      <text:p text:style-name="P83">(a) 17 1/7 mins </text:p>
      <text:p text:style-name="P83">(b) 20 mins</text:p>
      <text:p text:style-name="P83">(c) 8 mins</text:p>
      <text:p text:style-name="P83">(d) none of these</text:p>
      <text:p text:style-name="P39">Ans. (a)</text:p>
      <text:p text:style-name="P39"/>
      <text:p text:style-name="P40">3.There is 200 questions on a 3 hour examination. Among these questions are 50 mathematics problems. It is suggested that twice as much time be spent on each math’s problem as for each other question. How many minutes should be spent on mathematics problems</text:p>
      <text:p text:style-name="P40"></text:p>
      <text:p text:style-name="P84">A.36</text:p>
      <text:p text:style-name="P84">B.72</text:p>
      <text:p text:style-name="P84">C.60</text:p>
      <text:p text:style-name="P84">D.100</text:p>
      <text:p text:style-name="P40"></text:p>
      <text:p text:style-name="P40">Ans.B</text:p>
      <text:p text:style-name="P40"/>
      <text:p text:style-name="P41">4. In June a baseball team that played 60 games had won 30% of its game played. After a phenomenal winning streak this team raised its average to 50%. How many games must the team have won in a row to attain this average?</text:p>
      <text:p text:style-name="P85">A. 12</text:p>
      <text:p text:style-name="P85">B. 20</text:p>
      <text:p text:style-name="P85">C. 24</text:p>
      <text:p text:style-name="P85">D. 30</text:p>
      <text:p text:style-name="P41">Ans. C</text:p>
      <text:p text:style-name="P41"/>
      <text:p text:style-name="P42">5. If a person walks at 14 km/hr instead of 10 km/hr, he would have walked 20 km more. The actual distance travelled by him is:</text:p>
      <text:p text:style-name="P42">A. <text:tab/>50 km<text:tab/>B. <text:tab/>56 km</text:p>
      <text:p text:style-name="P42">C. <text:tab/>70 km<text:tab/>D. <text:tab/>80 km</text:p>
      <text:p text:style-name="P42"/>
      <text:p text:style-name="P44">Ans. A</text:p>
      <text:p text:style-name="P44"/>
      <text:p text:style-name="P46">6. In the first 10 overs of a cricket game, the run rate was only 3.2. What should be the run rate in the remaining 40 overs to reach the target of 282 runs?</text:p>
      <text:p text:style-name="P46"/>
      <text:p text:style-name="P43">A. <text:tab/><text:span text:style-name="T14">6.25</text:span><text:tab/>B. <text:tab/><text:span text:style-name="T14">6.50 </text:span>C. <text:tab/><text:span text:style-name="T14">6.75</text:span><text:tab/>D. <text:tab/> <text:span text:style-name="T14">5.25</text:span></text:p>
      <text:p text:style-name="P43"/>
      <text:p text:style-name="P45"><text:soft-page-break/>Ans.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2:54:25.000236685</meta:creation-date>
    <dc:date>2015-07-03T14:52:08.178788005</dc:date>
    <meta:editing-duration>PT1H56M18S</meta:editing-duration>
    <meta:editing-cycles>93</meta:editing-cycles>
    <meta:generator>LibreOffice/4.2.7.2$Linux_X86_64 LibreOffice_project/420m0$Build-2</meta:generator>
    <meta:document-statistic meta:table-count="0" meta:image-count="0" meta:object-count="0" meta:page-count="8" meta:paragraph-count="301" meta:word-count="1423" meta:character-count="8077" meta:non-whitespace-character-count="6017"/>
  </office:meta>
</office:document-meta>
</file>